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
  <manifest:file-entry manifest:full-path="ObjectReplacements/Object 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center" style:justify-single-word="false"/>
      <style:text-properties style:text-underline-style="none"/>
    </style:style>
    <style:style style:name="P3" style:family="paragraph" style:parent-style-name="Preformatted_20_Text">
      <style:paragraph-properties fo:break-before="page"/>
      <style:text-properties fo:color="#606060" style:text-underline-style="none"/>
    </style:style>
    <style:style style:name="P4" style:family="paragraph" style:parent-style-name="Preformatted_20_Text">
      <style:paragraph-properties fo:margin-left="0in" fo:margin-right="0in" fo:margin-top="0in" fo:margin-bottom="0in" loext:contextual-spacing="false" fo:text-indent="0in" style:auto-text-indent="false"/>
      <style:text-properties fo:color="#606060"/>
    </style:style>
    <style:style style:name="P5" style:family="paragraph" style:parent-style-name="Standard" style:list-style-name="L1"/>
    <style:style style:name="P6" style:family="paragraph" style:parent-style-name="Standard" style:list-style-name="L1">
      <style:text-properties fo:color="#000000" style:text-underline-style="none"/>
    </style:style>
    <style:style style:name="P7" style:family="paragraph" style:parent-style-name="Standard" style:list-style-name="L2">
      <style:text-properties fo:color="#000000" style:text-underline-style="none"/>
    </style:style>
    <style:style style:name="P8" style:family="paragraph" style:parent-style-name="Standard" style:list-style-name="L1">
      <style:text-properties style:text-underline-style="none"/>
    </style:style>
    <style:style style:name="P9" style:family="paragraph" style:parent-style-name="Standard" style:list-style-name="L3">
      <style:text-properties style:text-underline-style="none"/>
    </style:style>
    <style:style style:name="P10" style:family="paragraph" style:parent-style-name="Standard" style:list-style-name="L4">
      <style:text-properties style:text-underline-style="none"/>
    </style:style>
    <style:style style:name="P11" style:family="paragraph" style:parent-style-name="Standard" style:list-style-name="L1">
      <style:text-properties style:text-underline-style="none" fo:background-color="#ffff00"/>
    </style:style>
    <style:style style:name="P12" style:family="paragraph" style:parent-style-name="Standard" style:list-style-name="L5">
      <style:text-properties style:text-underline-style="none"/>
    </style:style>
    <style:style style:name="P13" style:family="paragraph" style:parent-style-name="Standard" style:list-style-name="L6">
      <style:text-properties style:text-underline-style="none"/>
    </style:style>
    <style:style style:name="P14" style:family="paragraph" style:parent-style-name="Standard" style:list-style-name="L7">
      <style:text-properties style:text-underline-style="none"/>
    </style:style>
    <style:style style:name="P15" style:family="paragraph" style:parent-style-name="Standard" style:list-style-name="L8">
      <style:text-properties style:text-underline-style="none"/>
    </style:style>
    <style:style style:name="P16" style:family="paragraph" style:parent-style-name="Standard" style:list-style-name="L1">
      <style:text-properties style:text-underline-style="none" officeooo:rsid="001136da" officeooo:paragraph-rsid="0019f258"/>
    </style:style>
    <style:style style:name="P17" style:family="paragraph" style:parent-style-name="Standard" style:list-style-name="L1">
      <style:text-properties style:text-underline-style="none" officeooo:rsid="001136da" officeooo:paragraph-rsid="001136da"/>
    </style:style>
    <style:style style:name="P18" style:family="paragraph" style:parent-style-name="Standard" style:list-style-name="L9">
      <style:text-properties style:text-underline-style="none" officeooo:rsid="0014c653" officeooo:paragraph-rsid="0019f258"/>
    </style:style>
    <style:style style:name="P19" style:family="paragraph" style:parent-style-name="Standard" style:list-style-name="L10">
      <style:text-properties style:text-underline-style="none" officeooo:rsid="0014c653" officeooo:paragraph-rsid="001a23b1"/>
    </style:style>
    <style:style style:name="P20" style:family="paragraph" style:parent-style-name="Standard" style:list-style-name="L10">
      <style:text-properties style:text-underline-style="none" officeooo:rsid="001a23b1" officeooo:paragraph-rsid="001a23b1"/>
    </style:style>
    <style:style style:name="P21" style:family="paragraph" style:parent-style-name="Standard" style:list-style-name="L11">
      <style:text-properties style:text-underline-style="none" officeooo:rsid="001a23b1" officeooo:paragraph-rsid="001a23b1"/>
    </style:style>
    <style:style style:name="P22" style:family="paragraph" style:parent-style-name="Standard" style:list-style-name="L11">
      <style:text-properties style:text-underline-style="none" officeooo:rsid="001bd44a" officeooo:paragraph-rsid="001bd44a"/>
    </style:style>
    <style:style style:name="P23" style:family="paragraph" style:parent-style-name="Standard" style:list-style-name="L11">
      <style:text-properties style:text-underline-style="none" officeooo:rsid="001d4e76" officeooo:paragraph-rsid="001d4e76"/>
    </style:style>
    <style:style style:name="P24" style:family="paragraph" style:parent-style-name="Standard" style:list-style-name="L1">
      <style:text-properties style:text-underline-style="none" officeooo:rsid="001d4e76" officeooo:paragraph-rsid="001d4e76"/>
    </style:style>
    <style:style style:name="P25" style:family="paragraph" style:parent-style-name="Standard" style:list-style-name="L1">
      <style:text-properties style:text-position="0% 100%" style:font-name="Times New Roman1" style:text-underline-style="none" officeooo:rsid="000ff3c5" officeooo:paragraph-rsid="000ff3c5" style:font-name-asian="Times New Roman1" style:font-name-complex="Times New Roman1"/>
    </style:style>
    <style:style style:name="P26" style:family="paragraph" style:parent-style-name="Preformatted_20_Text">
      <style:paragraph-properties fo:margin-left="0in" fo:margin-right="0in" fo:margin-top="0in" fo:margin-bottom="0.1965in" loext:contextual-spacing="false" fo:text-indent="0in" style:auto-text-indent="false"/>
      <style:text-properties fo:color="#606060"/>
    </style:style>
    <style:style style:name="T1" style:family="text">
      <style:text-properties fo:color="#000000" style:text-underline-style="none"/>
    </style:style>
    <style:style style:name="T2" style:family="text">
      <style:text-properties fo:color="#000000" style:text-underline-style="non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1"/>
    </style:style>
    <style:style style:name="T6" style:family="text">
      <style:text-properties style:font-name="Times New Roman1" style:font-name-asian="Times New Roman1" style:font-name-complex="Times New Roman1"/>
    </style:style>
    <style:style style:name="T7" style:family="text">
      <style:text-properties style:font-name="Times New Roman"/>
    </style:style>
    <style:style style:name="T8" style:family="text">
      <style:text-properties style:font-name="Times New Roman" style:font-name-asian="SimSun" style:font-name-complex="Lucida Sans"/>
    </style:style>
    <style:style style:name="T9" style:family="text">
      <style:text-properties style:text-position="-33% 58%" style:font-name="Times New Roman1"/>
    </style:style>
    <style:style style:name="T10" style:family="text">
      <style:text-properties style:text-position="sub 58%"/>
    </style:style>
    <style:style style:name="T11" style:family="text">
      <style:text-properties style:text-position="sub 58%" style:font-name="Times New Roman" style:font-name-asian="SimSun" style:font-name-complex="Lucida Sans"/>
    </style:style>
    <style:style style:name="T12" style:family="text">
      <style:text-properties style:text-position="sub 58%" style:font-name="Times New Roman1"/>
    </style:style>
    <style:style style:name="T13" style:family="text">
      <style:text-properties style:text-position="sub 58%" style:font-name="Times New Roman1" style:font-name-asian="Times New Roman1" style:font-name-complex="Times New Roman1"/>
    </style:style>
    <style:style style:name="T14" style:family="text">
      <style:text-properties style:text-position="sub 58%" officeooo:rsid="0010b903"/>
    </style:style>
    <style:style style:name="T15" style:family="text">
      <style:text-properties style:text-position="sub 58%" officeooo:rsid="001a23b1"/>
    </style:style>
    <style:style style:name="T16" style:family="text">
      <style:text-properties style:text-position="sub 58%" fo:font-style="normal" style:font-style-asian="normal" style:font-style-complex="normal"/>
    </style:style>
    <style:style style:name="T17" style:family="text">
      <style:text-properties style:text-position="sub 58%" fo:font-style="normal" officeooo:rsid="001bd44a" style:font-style-asian="normal" style:font-style-complex="normal"/>
    </style:style>
    <style:style style:name="T18" style:family="text">
      <style:text-properties style:text-position="0% 100%"/>
    </style:style>
    <style:style style:name="T19" style:family="text">
      <style:text-properties style:text-position="0% 100%" style:font-name="Times New Roman" style:font-name-asian="SimSun" style:font-name-complex="Lucida Sans"/>
    </style:style>
    <style:style style:name="T20" style:family="text">
      <style:text-properties style:text-position="0% 100%" style:font-name="Times New Roman1"/>
    </style:style>
    <style:style style:name="T21" style:family="text">
      <style:text-properties style:text-position="0% 100%" style:font-name="Times New Roman1" style:font-name-asian="Times New Roman1" style:font-name-complex="Times New Roman1"/>
    </style:style>
    <style:style style:name="T22" style:family="text">
      <style:text-properties style:text-position="0% 100%" officeooo:rsid="001a23b1"/>
    </style:style>
    <style:style style:name="T23" style:family="text">
      <style:text-properties style:text-position="0% 100%" fo:font-style="italic" style:font-style-asian="italic" style:font-style-complex="italic"/>
    </style:style>
    <style:style style:name="T24" style:family="text">
      <style:text-properties style:text-position="0% 100%" fo:font-style="normal" style:font-style-asian="normal" style:font-style-complex="normal"/>
    </style:style>
    <style:style style:name="T25" style:family="text">
      <style:text-properties style:text-position="0% 100%" fo:font-style="normal" officeooo:rsid="001bd44a" style:font-style-asian="normal" style:font-style-complex="normal"/>
    </style:style>
    <style:style style:name="T26" style:family="text">
      <style:text-properties style:text-position="0% 100%" fo:font-style="normal" officeooo:rsid="001d4e76" style:font-style-asian="normal" style:font-style-complex="normal"/>
    </style:style>
    <style:style style:name="T27" style:family="text">
      <style:text-properties style:text-position="0% 100%" fo:font-style="normal" officeooo:rsid="001debc8" style:font-style-asian="normal" style:font-style-complex="normal"/>
    </style:style>
    <style:style style:name="T28" style:family="text">
      <style:text-properties style:text-position="super 58%"/>
    </style:style>
    <style:style style:name="T29" style:family="text">
      <style:text-properties style:text-position="super 58%" style:font-name="Times New Roman" style:font-name-asian="SimSun" style:font-name-complex="Lucida Sans"/>
    </style:style>
    <style:style style:name="T30" style:family="text">
      <style:text-properties style:text-position="super 58%" officeooo:rsid="0010b903"/>
    </style:style>
    <style:style style:name="T31" style:family="text">
      <style:text-properties style:text-position="super 58%" fo:font-style="italic" style:font-style-asian="italic" style:font-style-complex="italic"/>
    </style:style>
    <style:style style:name="T32" style:family="text">
      <style:text-properties officeooo:rsid="0010b903"/>
    </style:style>
    <style:style style:name="T33" style:family="text">
      <style:text-properties officeooo:rsid="001326f5"/>
    </style:style>
    <style:style style:name="T34" style:family="text">
      <style:text-properties officeooo:rsid="00164e65"/>
    </style:style>
    <style:style style:name="T35" style:family="text">
      <style:text-properties officeooo:rsid="0019f258"/>
    </style:style>
    <style:style style:name="T36" style:family="text">
      <style:text-properties officeooo:rsid="001a23b1"/>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freveiw Outline</text:p>
      <text:p text:style-name="P1"/>
      <text:list xml:id="list7477460455135515" text:style-name="L1">
        <text:list-item>
          <text:p text:style-name="P5"><text:span text:style-name="T2">Introduction:</text:span><text:span text:style-name="T1"> The aim and importance of Desai and Fisher's work </text:span></text:p>
          <text:list>
            <text:list-item>
              <text:p text:style-name="P6">The current state of understanding of beneficial mutations.</text:p>
              <text:list>
                <text:list-item>
                  <text:p text:style-name="P6">They have not been studied as much as deleterious and neutral mutations.</text:p>
                </text:list-item>
                <text:list-item>
                  <text:p text:style-name="P6">They determine patterns of long-term adaptation and genetic diversity at linked sites.</text:p>
                </text:list-item>
                <text:list-item>
                  <text:p text:style-name="P6">Desai and Fisher's work adds to significantly to our understanding of positive selection in asexual populations.</text:p>
                </text:list-item>
              </text:list>
            </text:list-item>
            <text:list-item>
              <text:p text:style-name="P6">The two important regimes of positive selection that have been examined in the past.</text:p>
              <text:list>
                <text:list-item>
                  <text:p text:style-name="P6">What are the key determinants of the regimes</text:p>
                </text:list-item>
                <text:list-item>
                  <text:p text:style-name="P6">The distinguishing factor of the two regimes are the two timescales set by mutation and selection</text:p>
                </text:list-item>
              </text:list>
            </text:list-item>
            <text:list-item>
              <text:p text:style-name="P6">Qualitative details of the successional regime</text:p>
              <text:list>
                <text:list-item>
                  <text:p text:style-name="P6">Defined as the strong selection weak mutation regime.</text:p>
                </text:list-item>
                <text:list-item>
                  <text:p text:style-name="P6">In this regime the timescales for selection are significantly shorter than those associated with adaptive events.</text:p>
                </text:list-item>
                <text:list-item>
                  <text:p text:style-name="P6">The populations structure in as a succession of adaptive events over time.</text:p>
                </text:list-item>
              </text:list>
            </text:list-item>
            <text:list-item>
              <text:p text:style-name="P6">Qualitative details of the concurrent mutations regime</text:p>
              <text:list>
                <text:list-item>
                  <text:p text:style-name="P6">This regime is defined as the strong selection strong mutation regime</text:p>
                </text:list-item>
                <text:list-item>
                  <text:p text:style-name="P6">In this regime the timescales for selection are comparable to those of defined for adaptive events.</text:p>
                </text:list-item>
                <text:list-item>
                  <text:p text:style-name="P6">The population structure is such that there will be multiple concurrent subpopulations with distinct levels of relative fitness.</text:p>
                </text:list-item>
              </text:list>
            </text:list-item>
          </text:list>
        </text:list-item>
      </text:list>
      <text:list xml:id="list3998428290466391502" text:style-name="L2">
        <text:list-item>
          <text:list>
            <text:list-item>
              <text:list>
                <text:list-item>
                  <text:p text:style-name="P7">Mention the distinction between clonal interference and what is mean by concurrent mutations, and emphasize the past analysis done with concurrent mutations.</text:p>
                </text:list-item>
              </text:list>
            </text:list-item>
          </text:list>
        </text:list-item>
      </text:list>
      <text:list xml:id="list110115012291069" text:continue-list="list7477460455135515" text:style-name="L1">
        <text:list-item>
          <text:list>
            <text:list-item>
              <text:p text:style-name="P6">The focus of the paper and the content I plan to review</text:p>
              <text:list>
                <text:list-item>
                  <text:p text:style-name="P6">Desai and Fisher focus on modeling the concurrent mutations regime.</text:p>
                </text:list-item>
                <text:list-item>
                  <text:p text:style-name="P6">They start with the simplest model of positive selection, examine extensions of it by relaxing assumptions, and the use it to analyze more complicated behaviors of positive selection.</text:p>
                </text:list-item>
                <text:list-item>
                  <text:p text:style-name="P6">I plan to review the simple model as well as some of it interesting insights into behavior of long-term adaptation. <text:s/>I will then look at it extension including deleterious mutations, and finalize by examining the use of the model to look at positive selection with varying “s.”</text:p>
                </text:list-item>
              </text:list>
            </text:list-item>
          </text:list>
        </text:list-item>
        <text:list-item>
          <text:p text:style-name="P8"><text:span text:style-name="T3">The Central Idea Behind the Model:</text:span><text:span text:style-name="T4"> Provide an overview of the mutation selection balance and its role in the development of the simplest model</text:span></text:p>
          <text:list>
            <text:list-item>
              <text:p text:style-name="P8">Present the parameters of the model: N, Ub, and s, and discuss assumptions made concerning their relative magnitudes.</text:p>
              <text:list>
                <text:list-item>
                  <text:p text:style-name="P8">N is the population size, Ub is the beneficial mutation rate, and s is the relative selective adavantage.</text:p>
                </text:list-item>
              </text:list>
            </text:list-item>
          </text:list>
        </text:list-item>
      </text:list>
      <text:list xml:id="list8784822655783561579" text:style-name="L3">
        <text:list-item>
          <text:list>
            <text:list-item>
              <text:list>
                <text:list-item>
                  <text:p text:style-name="P9">Desai and Fisher indicate that the strong selection assumption requires that 1/N &lt;&lt; s &lt;&lt;1, which also implies that 1&lt;&lt; Ns &lt;&lt; N.</text:p>
                </text:list-item>
              </text:list>
            </text:list-item>
          </text:list>
        </text:list-item>
      </text:list>
      <text:list xml:id="list5155586749784841189" text:style-name="L4">
        <text:list-item>
          <text:list>
            <text:list-item>
              <text:list>
                <text:list-item>
                  <text:p text:style-name="P10">To get the separation of the stochastic and deterministic part correct, assumptions must be made so that populations must be come larger enough first to neglect random drift before saturation becomes important. <text:s/>To get this, we need for populations to be treated deterministically when ns&gt;&gt;1, but also to ignore saturation, it must be the case that n &lt;&lt; N. <text:s/>This is satisfied by their prior assumption about N and s.</text:p>
                </text:list-item>
                <text:list-item>
                  <text:p text:style-name="P10">In addition, s cannot be extremely small, i.e. such as if s ~ Ub, so that Ns &lt;=1, since this would indicate that the population size is too small for clonal interference or multiple mutations to matter.</text:p>
                </text:list-item>
              </text:list>
            </text:list-item>
          </text:list>
        </text:list-item>
      </text:list>
      <text:list xml:id="list110115331406555" text:continue-list="list110115012291069" text:style-name="L1">
        <text:list-item>
          <text:list>
            <text:list-item>
              <text:p text:style-name="P8">Discuss the how the nose and the bulk evolve over time <text:s/>and deterministic behaviors as a result of the strong selection assumption.</text:p>
              <text:list>
                <text:list-item>
                  <text:p text:style-name="P8">The nose evolves stochastically, dominated by random drift, while n &lt;&lt; 1/s, and the remainder of the population evolves deterministically due to selection.</text:p>
                </text:list-item>
                <text:list-item>
                  <text:p text:style-name="P8">The nose continues to grow stochastically until it establishes and then begins growing deterministically. <text:s/>At that point a new nose forms, the process repeats. <text:s/>This results nose constantly</text:p>
                </text:list-item>
              </text:list>
            </text:list-item>
            <text:list-item>
              <text:p text:style-name="P8"><text:soft-page-break/>Explain the meaning of establishment of subpopulation bearing a beneficial mutation, but dominated by drift.</text:p>
            </text:list-item>
            <text:list-item>
              <text:p text:style-name="P11">Provide a heuristic estimate of the relationship between parameters that lead to a successional regime, but state this as the requirement for obtaining the concurrent mutations regime.</text:p>
            </text:list-item>
            <text:list-item>
              <text:p text:style-name="P8">Discuss how evolution takes place in the concurrent mutations regime</text:p>
              <text:list>
                <text:list-item>
                  <text:p text:style-name="P8">Multiple distinct fitness classes will be present, and the fittest class will be the nose and it is the subpopulation that has not yet established.</text:p>
                </text:list-item>
                <text:list-item>
                  <text:p text:style-name="P8">The nose is constantly being fed new mutants from the adjacent fitness class, and eventually the mutant lineage will establish, such that it will begin to grow nearly deterministically due to selection. </text:p>
                </text:list-item>
                <text:list-item>
                  <text:p text:style-name="P8">Once this subpopulation establishes, a new nose begins to form</text:p>
                </text:list-item>
              </text:list>
            </text:list-item>
            <text:list-item>
              <text:p text:style-name="P8">Explain mutation-selection balance as an equilibrium between rates of increase at the nose and the mean fitness of the population.</text:p>
              <text:list>
                <text:list-item>
                  <text:p text:style-name="P8">Mutations and selection drive advancements of the nose and the population's mean fitness, respectively.</text:p>
                </text:list-item>
                <text:list-item>
                  <text:p text:style-name="P8">The speed of the advancements are measured as the rates of increase “v”, which are equal to the total fitness increase for each advancement divided by the mean time between advancements.</text:p>
                </text:list-item>
                <text:list-item>
                  <text:p text:style-name="P8">Both rates of increases depend on the fitness gap “qs” between nose's fitness level and the population's mean fitness, and increase as the size of the gap widens.</text:p>
                </text:list-item>
                <text:list-item>
                  <text:p text:style-name="P8">Mutation-selection balance occurs when both rates of increase are equal to each other, which represents an equilibrium of the system. </text:p>
                </text:list-item>
                <text:list-item>
                  <text:p text:style-name="P8">There is a specific qs and v at equilibrium, whose values are approximately equation (4) and (5) in the paper.</text:p>
                </text:list-item>
              </text:list>
            </text:list-item>
          </text:list>
        </text:list-item>
        <text:list-item>
          <text:p text:style-name="P8"><text:span text:style-name="T3">Detailed Analysis of the Concurrent Mutation Regime:</text:span> Elaborate on the main analysis leading to the model for the nose and its interaction with the bulk. <text:s/>Finalize with a description of the traveling wave, and some important results that follow such dynamics.</text:p>
          <text:list>
            <text:list-item>
              <text:p text:style-name="P8">Derivation of the careful results for “qs” and “v” starts with assuming that the evolution of the population has already achieved mutation-selection balance.</text:p>
            </text:list-item>
            <text:list-item>
              <text:p text:style-name="P8">Discuss the three phases of the nose's size “n<text:span text:style-name="T10">q</text:span><text:span text:style-name="T18">(t)”, the determined first by random drift, then an intermediate phase, and the final phase prior to saturation.</text:span></text:p>
              <text:list>
                <text:list-item>
                  <text:p text:style-name="P8">In the first phase the growth of the nose prior to saturation for large “t”, is nearly deterministic and exponential long after selection becomes the dominant force. <text:s/></text:p>
                </text:list-item>
                <text:list-item>
                  <text:p text:style-name="P8">The initial contribution made by the subpopulations growth is captured by a stochastic variable “<text:span text:style-name="T5">υ” which represents its initial size at the time of establishment for “t = 0”</text:span></text:p>
                </text:list-item>
              </text:list>
            </text:list-item>
            <text:list-item>
              <text:p text:style-name="P8">The stochastic variable “<text:span text:style-name="T5">υ</text:span><text:span text:style-name="T7">” can be transformed into a stochastic variable in time “</text:span><text:span text:style-name="T5">τ</text:span><text:span text:style-name="T9">q</text:span><text:span text:style-name="T5">” which would represent the time at which the population size was “1/qs” and established. <text:s/>The total </text:span>growth of the lead fitness class can in turn be measured using just the stochastic variable “<text:span text:style-name="T5">τ</text:span><text:span text:style-name="T9">q</text:span><text:span text:style-name="T5">” instead, and we can obtain estimates for time until establishment.</text:span></text:p>
            </text:list-item>
            <text:list-item>
              <text:p text:style-name="P8">Once the nose establishes, the time required until this fitness class becomes the dominant class can be calculated and is on the order </text:p>
            </text:list-item>
            <text:list-item>
              <text:p text:style-name="P8">The rate of evolution in the model follows the theorem of natural selection, wherein the rate of evolution, which is also the rate of increase in mean fitness, is in fact proportional to the variation in fitness of the population.</text:p>
            </text:list-item>
            <text:list-item>
              <text:p text:style-name="P8">Briefly review the results from the simulations as compared to analytical results.</text:p>
            </text:list-item>
          </text:list>
        </text:list-item>
        <text:list-item>
          <text:p text:style-name="P8"><text:span text:style-name="T3">The Effect of Deleterious Mutations:</text:span> Discuss Desai and Fisher's analysis of the model with deleterious mutations</text:p>
          <text:list>
            <text:list-item>
              <text:p text:style-name="P8">In considering the effects of deleterious mutations, Desai and Fisher examine their contribution to the behavior of the bulk and the growth of the nose.</text:p>
            </text:list-item>
            <text:list-item>
              <text:p text:style-name="P8">Deleterious mutations of size s<text:span text:style-name="T10">d</text:span><text:span text:style-name="T18"> &gt; s affect the bulk and the nose</text:span>.</text:p>
              <text:list>
                <text:list-item>
                  <text:p text:style-name="P8">The bulk is dominated by the largest subpopulation, which achieves mutation selection balance from from deleterious mutation's contributions on timescales that are much shorter 1/s generation after it <text:soft-page-break/>ceases to be the largest subpopulations.</text:p>
                </text:list-item>
                <text:list-item>
                  <text:p text:style-name="P8">The after mutation-selection balance is reached, the distribution of the bulk is altered. <text:s/>This occurs in 1/<text:span text:style-name="T6">√</text:span><text:span text:style-name="T8">(s</text:span><text:span text:style-name="T11">d</text:span><text:span text:style-name="T29">2</text:span><text:span text:style-name="T19">+U</text:span><text:span text:style-name="T11">d</text:span><text:span text:style-name="T29">&gt;2</text:span><text:span text:style-name="T19">) generations prior to transition leading to the next fittest class dominating the bulk, and</text:span><text:span text:style-name="T8"> </text:span>the mean fitness is reduced by U<text:span text:style-name="T10">d</text:span><text:span text:style-name="T28">&gt;</text:span><text:span text:style-name="T18">, which speeds up the growth of the nose through an increase in the lead by the deleterious mutation rate.</text:span></text:p>
                </text:list-item>
              </text:list>
            </text:list-item>
          </text:list>
        </text:list-item>
      </text:list>
      <text:list xml:id="list9131294614684134348" text:style-name="L5">
        <text:list-item>
          <text:list>
            <text:list-item>
              <text:list>
                <text:list-item>
                  <text:p text:style-name="P12"><text:span text:style-name="T18">At the nose, the growth of the of subpopulations is reduced by U</text:span><text:span text:style-name="T10">d</text:span><text:span text:style-name="T28">&gt;</text:span><text:span text:style-name="T18"> since individuals with such mutations do not contribute due to loss of fitness.</text:span></text:p>
                </text:list-item>
              </text:list>
            </text:list-item>
          </text:list>
        </text:list-item>
      </text:list>
      <text:list xml:id="list5665296590685299919" text:style-name="L6">
        <text:list-item>
          <text:list>
            <text:list-item>
              <text:list>
                <text:list-item>
                  <text:p text:style-name="P13"><text:span text:style-name="T18">The net effects of mutations for which </text:span><text:span text:style-name="T19">s</text:span><text:span text:style-name="T11">d</text:span><text:span text:style-name="T19"> &gt; s cancel out and hence do not affect “v” but they do affect the shape of the bulk's distribution and increase the lead “qs”.</text:span></text:p>
                </text:list-item>
              </text:list>
            </text:list-item>
          </text:list>
        </text:list-item>
      </text:list>
      <text:list xml:id="list110115041351670" text:continue-list="list110115331406555" text:style-name="L1">
        <text:list-item>
          <text:list>
            <text:list-item>
              <text:p text:style-name="P8"><text:span text:style-name="T18">For weakly deleterious mutations where s</text:span><text:span text:style-name="T10">d</text:span><text:span text:style-name="T18"> &lt;&lt; s, the mutation rate U</text:span><text:span text:style-name="T10">d</text:span><text:span text:style-name="T28">&lt;</text:span><text:span text:style-name="T18"> affects the rate of evolution “v”</text:span></text:p>
              <text:list>
                <text:list-item>
                  <text:p text:style-name="P8"><text:span text:style-name="T18">Deleterious mutations at the nose do not reduce the chances establishment significantly of individuals possessing them, but in face very likely lead to less than s gains (s-s</text:span><text:span text:style-name="T10">d</text:span><text:span text:style-name="T18"> or s-2s</text:span><text:span text:style-name="T10">d</text:span><text:span text:style-name="T18">) gains.</text:span></text:p>
                </text:list-item>
                <text:list-item>
                  <text:p text:style-name="P8"><text:span text:style-name="T18">If U</text:span><text:span text:style-name="T10">d</text:span><text:span text:style-name="T28">&lt;</text:span><text:span text:style-name="T18"> / s &lt;&lt;1, then the load created at the nose is (U</text:span><text:span text:style-name="T10">d</text:span><text:span text:style-name="T28">&lt;</text:span><text:span text:style-name="T18"> s</text:span><text:span text:style-name="T10">d</text:span><text:span text:style-name="T18"> /(q-1)s)ln(s/Ub) which is significantly smaller then “s”, which reduces the effective “s” by roughly the amount of the load.</text:span></text:p>
                </text:list-item>
              </text:list>
            </text:list-item>
          </text:list>
        </text:list-item>
      </text:list>
      <text:list xml:id="list915071764797072468" text:style-name="L7">
        <text:list-item>
          <text:list>
            <text:list-item>
              <text:list>
                <text:list-item>
                  <text:p text:style-name="P14"><text:span text:style-name="T18">If <text:s/>U</text:span><text:span text:style-name="T10">d</text:span><text:span text:style-name="T28">&lt;</text:span><text:span text:style-name="T18"> / s &gt;&gt;1, a similar calculation can be used to show that the load reduces the effective “s” by an amount on the order s</text:span><text:span text:style-name="T10">d</text:span><text:span text:style-name="T18"> which is still smaller than “s”.</text:span></text:p>
                </text:list-item>
                <text:list-item>
                  <text:p text:style-name="P14"><text:span text:style-name="T18">The net effect on the bulk is the same for the case of weakly deleterious mutations, however since 1/s &lt; 1/s</text:span><text:span text:style-name="T10">d</text:span><text:span text:style-name="T18"> then the small mutations start to accumulate throughout the sweep time, qs/v </text:span><text:span text:style-name="T21">≈</text:span><text:span text:style-name="T19"> ln(s/Ub)/s, and reduces the mean fitness by at most U</text:span><text:span text:style-name="T11">d</text:span><text:span text:style-name="T29">&lt;</text:span><text:span text:style-name="T19"> which again speeds up evolution and partially cancels out the effects at the nose.</text:span></text:p>
                </text:list-item>
              </text:list>
            </text:list-item>
          </text:list>
        </text:list-item>
      </text:list>
      <text:list xml:id="list28687756943119941" text:style-name="L8">
        <text:list-item>
          <text:list>
            <text:list-item>
              <text:list>
                <text:list-item>
                  <text:p text:style-name="P15"><text:span text:style-name="T19">The precise effects on “v” in this more complicated case are not precisely given as in the first case where <text:s/>s</text:span><text:span text:style-name="T11">d</text:span><text:span text:style-name="T19"> &gt; s, and require more detail analysis in future work.</text:span></text:p>
                </text:list-item>
              </text:list>
            </text:list-item>
          </text:list>
        </text:list-item>
      </text:list>
      <text:list xml:id="list110115849314809" text:continue-list="list110115041351670" text:style-name="L1">
        <text:list-item>
          <text:p text:style-name="P8"><text:span text:style-name="T3">Clonal Interference and Varying “s”:</text:span> The simple model, which assumes that beneficial mutations all have the same effect size, can be used to examine evolution in the concurrent mutation regime for a setting where beneficial mutations have varying effect sizes.</text:p>
          <text:list>
            <text:list-item>
              <text:p text:style-name="P8">The occurrences of small effect mutations leads to additional wasted beneficial mutations through clonal interference, where in these small effect beneficial mutations are out-competed by large effect ones. <text:s/></text:p>
            </text:list-item>
            <text:list-item>
              <text:p text:style-name="P8">The application of Garrish and Lenski's (1998) analysis which derives a minimal effect size s<text:span text:style-name="T10">ci</text:span> which fixes in the wild type, and leads to a successional mutation behavior.</text:p>
              <text:list>
                <text:list-item>
                  <text:p text:style-name="P8">The dependence of s<text:span text:style-name="T10">ci</text:span><text:span text:style-name="T18"> on the population size N following Garrish and Lenski's analysis provides ln[1/Ub p</text:span><text:span text:style-name="T20">(s</text:span><text:span text:style-name="T12">ci</text:span><text:span text:style-name="T20">)]</text:span><text:span text:style-name="T21">≈ln[Ns</text:span><text:span text:style-name="T13">ci</text:span><text:span text:style-name="T21">] (p(s) is distribution of fitness effects “s”), which makes a crucial and incorrect assumption in which double mutants do not occur, and results in incorrect predictions.</text:span></text:p>
                </text:list-item>
                <text:list-item>
                  <text:p text:style-name="P25">Populations large enough for clonal interference to matter are also large enough for bound mutants to repeatedly appear. <text:s/><text:span text:style-name="T32">Clonal interference can affect the fixation of a mutation of size s only when the establishment rate of <text:s/>mutations stronger than s, which is atleast NU</text:span><text:span text:style-name="T14">d</text:span><text:span text:style-name="T30">&gt;s</text:span><text:span text:style-name="T32"> &gt;&gt; 1/ln(Ns) indicating that clonal interference will play a role, then so too will mutltiple mutations (above is roughly the condition for concurrent mutations = multiple mutations). </text:span></text:p>
                </text:list-item>
              </text:list>
            </text:list-item>
            <text:list-item>
              <text:p text:style-name="P16"><text:span text:style-name="T34">C</text:span>lonal interference and multiple mutations <text:span text:style-name="T34">interact to produce a predominant range of fitness effects of roughly magnitude </text:span><text:span text:style-name="T34"><draw:frame draw:style-name="fr1" draw:name="Object4" text:anchor-type="as-char" svg:y="-0.1484in" svg:width="0.1535in" svg:height="0.1839in" draw:z-index="2"><draw:object xlink:href="./Object 3" xlink:type="simple" xlink:show="embed" xlink:actuate="onLoad"/><draw:image xlink:href="./ObjectReplacements/Object 3" xlink:type="simple" xlink:show="embed" xlink:actuate="onLoad"/><svg:desc>formula</svg:desc></draw:frame></text:span><text:span text:style-name="T34">with mutation rate </text:span><text:span text:style-name="T34"><draw:frame draw:style-name="fr1" draw:name="Object5" text:anchor-type="as-char" svg:y="-0.1618in" svg:width="0.3063in" svg:height="0.222in" draw:z-index="3"><draw:object xlink:href="./Object 4" xlink:type="simple" xlink:show="embed" xlink:actuate="onLoad"/><draw:image xlink:href="./ObjectReplacements/Object 4" xlink:type="simple" xlink:show="embed" xlink:actuate="onLoad"/><svg:desc>formula</svg:desc></draw:frame></text:span><text:span text:style-name="T34">, and they accumulate in process similar to the single “s” model.</text:span></text:p>
              <text:list>
                <text:list-item>
                  <text:p text:style-name="P17">In <text:span text:style-name="T33">an initially clonal population, there will be a fittest mutant that is established in wild type population prior to the fixation of any other mutation of combination of mtuations, which will drive all other prior mutations to extinction. <text:s/>These are call predominant mutations in the range of some</text:span><text:span text:style-name="T33"><draw:frame draw:style-name="fr1" draw:name="Object1" text:anchor-type="as-char" svg:y="-0.1484in" svg:width="0.1535in" svg:height="0.1839in" draw:z-index="0"><draw:object xlink:href="./Object 1" xlink:type="simple" xlink:show="embed" xlink:actuate="onLoad"/><draw:image xlink:href="./ObjectReplacements/Object 1" xlink:type="simple" xlink:show="embed" xlink:actuate="onLoad"/></draw:frame></text:span><text:span text:style-name="T33">with mutation rate </text:span><text:span text:style-name="T33"><draw:frame draw:style-name="fr1" draw:name="Object2" text:anchor-type="as-char" svg:y="-0.1618in" svg:width="0.3063in" svg:height="0.222in" draw:z-index="1"><draw:object xlink:href="./Object 2" xlink:type="simple" xlink:show="embed" xlink:actuate="onLoad"/><draw:image xlink:href="./ObjectReplacements/Object 2" xlink:type="simple" xlink:show="embed" xlink:actuate="onLoad"/></draw:frame></text:span><text:span text:style-name="T33">.</text:span></text:p>
                </text:list-item>
              </text:list>
            </text:list-item>
          </text:list>
        </text:list-item>
      </text:list>
      <text:list xml:id="list8945431950021879860" text:style-name="L9">
        <text:list-item>
          <text:list>
            <text:list-item>
              <text:list>
                <text:list-item>
                  <text:p text:style-name="P18"><text:span text:style-name="T35">The c</text:span>lonal-like-interference <text:span text:style-name="T35">balanced with multiple mutation produce the predominant “s” due to the fact that for smaller fitness increments s are outcompeted by predominant mutants, and do not affect long term evolution, while larger “s” are too rare to occur in the time that one or predominant mutations arise. </text:span></text:p>
                </text:list-item>
              </text:list>
            </text:list-item>
          </text:list>
        </text:list-item>
      </text:list>
      <text:list xml:id="list8842221092808354803" text:style-name="L10">
        <text:list-item>
          <text:list>
            <text:list-item>
              <text:list>
                <text:list-item>
                  <text:p text:style-name="P19"><text:span text:style-name="T36">Both <text:s/></text:span><text:span text:style-name="T36"><draw:frame draw:style-name="fr1" draw:name="Object3" text:anchor-type="as-char" svg:y="-0.1484in" svg:width="0.1535in" svg:height="0.1839in" draw:z-index="4"><draw:object xlink:href="./Object 5" xlink:type="simple" xlink:show="embed" xlink:actuate="onLoad"/><draw:image xlink:href="./ObjectReplacements/Object 5" xlink:type="simple" xlink:show="embed" xlink:actuate="onLoad"/><svg:desc>formula</svg:desc></draw:frame></text:span><text:span text:style-name="T36">with mutation rate </text:span><text:span text:style-name="T36"><draw:frame draw:style-name="fr1" draw:name="Object6" text:anchor-type="as-char" svg:y="-0.1618in" svg:width="0.3063in" svg:height="0.222in" draw:z-index="5"><draw:object xlink:href="./Object 6" xlink:type="simple" xlink:show="embed" xlink:actuate="onLoad"/><draw:image xlink:href="./ObjectReplacements/Object 6" xlink:type="simple" xlink:show="embed" xlink:actuate="onLoad"/><svg:desc>formula</svg:desc></draw:frame></text:span><text:span text:style-name="T36"> depend on N and U</text:span><text:span text:style-name="T15">b</text:span><text:span text:style-name="T22"> as in the clonal interference analysis, but also must depend on the effects of multiple mutations. <text:s/>This dependence is determined by p(s) and </text:span><text:soft-page-break/><text:span text:style-name="T22">lead to two possibilities, excluding when the decay in p(s) ~ 1/s^3 <text:s/>or less.</text:span></text:p>
                </text:list-item>
                <text:list-item>
                  <text:p text:style-name="P20"><text:span text:style-name="T22">S</text:span><text:span text:style-name="T18">pecifically, a class of distributions </text:span><text:span text:style-name="T18"><draw:frame draw:style-name="fr1" draw:name="Object9" text:anchor-type="as-char" svg:y="-0.1772in" svg:width="1.0484in" svg:height="0.2244in" draw:z-index="8"><draw:object xlink:href="./Object 9" xlink:type="simple" xlink:show="embed" xlink:actuate="onLoad"/><draw:image xlink:href="./ObjectReplacements/Object 9" xlink:type="simple" xlink:show="embed" xlink:actuate="onLoad"/></draw:frame></text:span><text:span text:style-name="T18">where </text:span><text:span text:style-name="T18"><draw:frame draw:style-name="fr1" draw:name="Object10" text:anchor-type="as-char" svg:y="-0.089in" svg:width="0.1898in" svg:height="0.0984in" draw:z-index="9"><draw:object xlink:href="./Object 10" xlink:type="simple" xlink:show="embed" xlink:actuate="onLoad"/><draw:image xlink:href="./ObjectReplacements/Object 10" xlink:type="simple" xlink:show="embed" xlink:actuate="onLoad"/></draw:frame></text:span><text:span text:style-name="T18">is a characteristic selection coefficient, </text:span><text:span text:style-name="T23">l</text:span><text:span text:style-name="T24"> controls the mutation rate and </text:span><text:span text:style-name="T24"><draw:frame draw:style-name="fr1" draw:name="Object11" text:anchor-type="as-char" svg:y="-0.1228in" svg:width="0.1701in" svg:height="0.1646in" draw:z-index="10"><draw:object xlink:href="./Object 11" xlink:type="simple" xlink:show="embed" xlink:actuate="onLoad"/><draw:image xlink:href="./ObjectReplacements/Object 11" xlink:type="simple" xlink:show="embed" xlink:actuate="onLoad"/></draw:frame></text:span><text:span text:style-name="T24">determines the shape of the distribution of rare large mutations.</text:span></text:p>
                </text:list-item>
                <text:list-item>
                  <text:p text:style-name="P20"><text:span text:style-name="T18">Once, a the predominant range is determined, the predominant-s approximation of v(s) can be obtained when a narrow range of around </text:span><text:span text:style-name="T18"><draw:frame draw:style-name="fr1" draw:name="Object7" text:anchor-type="as-char" svg:y="-0.1484in" svg:width="0.1535in" svg:height="0.1839in" draw:z-index="6"><draw:object xlink:href="./Object 7" xlink:type="simple" xlink:show="embed" xlink:actuate="onLoad"/><draw:image xlink:href="./ObjectReplacements/Object 7" xlink:type="simple" xlink:show="embed" xlink:actuate="onLoad"/><svg:desc>formula</svg:desc></draw:frame></text:span><text:span text:style-name="T18">exists, by setting </text:span><text:span text:style-name="T23">v</text:span><text:span text:style-name="T31">*</text:span><text:span text:style-name="T24">~= max v(s) = </text:span><text:span text:style-name="T24"><draw:frame draw:style-name="fr1" draw:name="Object8" text:anchor-type="as-char" svg:y="-0.152in" svg:width="0.3799in" svg:height="0.2008in" draw:z-index="7"><draw:object xlink:href="./Object 8" xlink:type="simple" xlink:show="embed" xlink:actuate="onLoad"/><draw:image xlink:href="./ObjectReplacements/Object 8" xlink:type="simple" xlink:show="embed" xlink:actuate="onLoad"/><svg:desc>formula</svg:desc></draw:frame></text:span><text:span text:style-name="T24">, where v(s) is obtained from the velocity estimations from the single s model.</text:span></text:p>
                </text:list-item>
              </text:list>
            </text:list-item>
            <text:list-item>
              <text:p text:style-name="P20"><text:span text:style-name="T24">Short-tailed </text:span><text:span text:style-name="T24"><draw:frame draw:style-name="fr1" draw:name="Object12" text:anchor-type="as-char" svg:y="-0.152in" svg:width="0.3917in" svg:height="0.1992in" draw:z-index="11"><draw:object xlink:href="./Object 12" xlink:type="simple" xlink:show="embed" xlink:actuate="onLoad"/><draw:image xlink:href="./ObjectReplacements/Object 12" xlink:type="simple" xlink:show="embed" xlink:actuate="onLoad"/></draw:frame></text:span><text:span text:style-name="T24">for which </text:span><text:span text:style-name="T24"><draw:frame draw:style-name="fr1" draw:name="Object13" text:anchor-type="as-char" svg:y="-0.1484in" svg:width="0.3681in" svg:height="0.1902in" draw:z-index="12"><draw:object xlink:href="./Object 13" xlink:type="simple" xlink:show="embed" xlink:actuate="onLoad"/><draw:image xlink:href="./ObjectReplacements/Object 13" xlink:type="simple" xlink:show="embed" xlink:actuate="onLoad"/></draw:frame></text:span><text:span text:style-name="T24">leads to an </text:span><text:span text:style-name="T24"><draw:frame draw:style-name="fr1" draw:name="Object14" text:anchor-type="as-char" svg:y="-0.1484in" svg:width="0.1535in" svg:height="0.1839in" draw:z-index="13"><draw:object xlink:href="./Object 14" xlink:type="simple" xlink:show="embed" xlink:actuate="onLoad"/><draw:image xlink:href="./ObjectReplacements/Object 14" xlink:type="simple" xlink:show="embed" xlink:actuate="onLoad"/><svg:desc>formula</svg:desc></draw:frame></text:span><text:span text:style-name="T24">dep</text:span><text:span text:style-name="T25">endence on N and U</text:span><text:span text:style-name="T17">b</text:span><text:span text:style-name="T25"> which is determined by </text:span><text:span text:style-name="T24"><text:s/>the size of </text:span><text:span text:style-name="T24"><draw:frame draw:style-name="fr1" draw:name="Object16" text:anchor-type="as-char" svg:y="-0.152in" svg:width="0.6929in" svg:height="0.1992in" draw:z-index="14"><draw:object xlink:href="./Object 16" xlink:type="simple" xlink:show="embed" xlink:actuate="onLoad"/><draw:image xlink:href="./ObjectReplacements/Object 16" xlink:type="simple" xlink:show="embed" xlink:actuate="onLoad"/></draw:frame></text:span><text:span text:style-name="T24">, where </text:span><text:span text:style-name="T24"><draw:frame draw:style-name="fr1" draw:name="Object18" text:anchor-type="as-char" svg:y="-0.152in" svg:width="0.8634in" svg:height="0.1992in" draw:z-index="15"><draw:object xlink:href="./Object 18" xlink:type="simple" xlink:show="embed" xlink:actuate="onLoad"/><draw:image xlink:href="./ObjectReplacements/Object 18" xlink:type="simple" xlink:show="embed" xlink:actuate="onLoad"/></draw:frame></text:span><text:span text:style-name="T24">, </text:span><text:span text:style-name="T25">but can provide estimates of </text:span><text:span text:style-name="T25"><draw:frame draw:style-name="fr1" draw:name="Object24" text:anchor-type="as-char" svg:y="-0.1484in" svg:width="0.1535in" svg:height="0.1839in" draw:z-index="18"><draw:object xlink:href="./Object 24" xlink:type="simple" xlink:show="embed" xlink:actuate="onLoad"/><draw:image xlink:href="./ObjectReplacements/Object 24" xlink:type="simple" xlink:show="embed" xlink:actuate="onLoad"/><svg:desc>formula</svg:desc></draw:frame></text:span><text:span text:style-name="T24">.</text:span></text:p>
            </text:list-item>
          </text:list>
        </text:list-item>
      </text:list>
      <text:list xml:id="list8047292843376568851" text:style-name="L11">
        <text:list-item>
          <text:list>
            <text:list-item>
              <text:list>
                <text:list-item>
                  <text:p text:style-name="P21"><text:span text:style-name="T24">When </text:span><text:span text:style-name="T24"><draw:frame draw:style-name="fr1" draw:name="Object17" text:anchor-type="as-char" svg:y="-0.152in" svg:width="1.2071in" svg:height="0.2008in" draw:z-index="19"><draw:object xlink:href="./Object 17" xlink:type="simple" xlink:show="embed" xlink:actuate="onLoad"/><draw:image xlink:href="./ObjectReplacements/Object 17" xlink:type="simple" xlink:show="embed" xlink:actuate="onLoad"/><svg:desc>formula</svg:desc></draw:frame></text:span><text:span text:style-name="T24">, we should obtain a “q” that allows for the application of (41), which provides an estimate </text:span><text:span text:style-name="T24"><draw:frame draw:style-name="fr1" draw:name="Object15" text:anchor-type="as-char" svg:y="-0.1744in" svg:width="1.3035in" svg:height="0.2217in" draw:z-index="20"><draw:object xlink:href="./Object 15" xlink:type="simple" xlink:show="embed" xlink:actuate="onLoad"/><draw:image xlink:href="./ObjectReplacements/Object 15" xlink:type="simple" xlink:show="embed" xlink:actuate="onLoad"/></draw:frame></text:span><text:span text:style-name="T24"> from maximizing v(s) providing (58), and gives s that is roughly independent of N and U</text:span><text:span text:style-name="T16">b</text:span><text:span text:style-name="T24">, where </text:span><text:span text:style-name="T24"><draw:frame draw:style-name="fr1" draw:name="Object19" text:anchor-type="as-char" svg:y="-0.152in" svg:width="1.1161in" svg:height="0.1992in" draw:z-index="23"><draw:object xlink:href="./Object 19" xlink:type="simple" xlink:show="embed" xlink:actuate="onLoad"/><draw:image xlink:href="./ObjectReplacements/Object 19" xlink:type="simple" xlink:show="embed" xlink:actuate="onLoad"/></draw:frame></text:span><text:span text:style-name="T24">. <text:s/></text:span></text:p>
                  <text:list>
                    <text:list-item>
                      <text:p text:style-name="P21"><text:span text:style-name="T24">We also get that </text:span><text:span text:style-name="T24"><draw:frame draw:style-name="fr1" draw:name="Object20" text:anchor-type="as-char" svg:y="-0.1484in" svg:width="0.1535in" svg:height="0.1839in" draw:z-index="16"><draw:object xlink:href="./Object 20" xlink:type="simple" xlink:show="embed" xlink:actuate="onLoad"/><draw:image xlink:href="./ObjectReplacements/Object 20" xlink:type="simple" xlink:show="embed" xlink:actuate="onLoad"/><svg:desc>formula</svg:desc></draw:frame></text:span><text:span text:style-name="T24">does not depend strongly on N, but it does increase as U</text:span><text:span text:style-name="T16">b</text:span><text:span text:style-name="T24"> increases, following from the fact that U</text:span><text:span text:style-name="T16">b</text:span><text:span text:style-name="T24"> leads to more multiple mutations become more important than single large mutations, which requires </text:span><text:span text:style-name="T24"><draw:frame draw:style-name="fr1" draw:name="Object21" text:anchor-type="as-char" svg:y="-0.1484in" svg:width="0.1535in" svg:height="0.1839in" draw:z-index="17"><draw:object xlink:href="./Object 21" xlink:type="simple" xlink:show="embed" xlink:actuate="onLoad"/><draw:image xlink:href="./ObjectReplacements/Object 21" xlink:type="simple" xlink:show="embed" xlink:actuate="onLoad"/><svg:desc>formula</svg:desc></draw:frame></text:span><text:span text:style-name="T24">to grow.</text:span></text:p>
                    </text:list-item>
                    <text:list-item>
                      <text:p text:style-name="P21"><text:span text:style-name="T24">This leads to identical dependence on N but weaker dependence on U</text:span><text:span text:style-name="T16">b</text:span><text:span text:style-name="T24"> in v(s).</text:span></text:p>
                    </text:list-item>
                  </text:list>
                </text:list-item>
                <text:list-item>
                  <text:p text:style-name="P21"><text:span text:style-name="T24">Not so large L, will lead to more complicated behavior due to some s crossing over into regime where </text:span><text:span text:style-name="T24"><draw:frame draw:style-name="fr1" draw:name="Object22" text:anchor-type="as-char" svg:y="-0.1484in" svg:width="0.3925in" svg:height="0.1839in" draw:z-index="21"><draw:object xlink:href="./Object 22" xlink:type="simple" xlink:show="embed" xlink:actuate="onLoad"/><draw:image xlink:href="./ObjectReplacements/Object 22" xlink:type="simple" xlink:show="embed" xlink:actuate="onLoad"/></draw:frame></text:span><text:span text:style-name="T24">so large q results becomes inconsistent.</text:span></text:p>
                </text:list-item>
              </text:list>
            </text:list-item>
            <text:list-item>
              <text:p text:style-name="P21"><text:span text:style-name="T24">Long tailed </text:span><text:span text:style-name="T24"><draw:frame draw:style-name="fr1" draw:name="Object23" text:anchor-type="as-char" svg:y="-0.152in" svg:width="0.3917in" svg:height="0.1992in" draw:z-index="22"><draw:object xlink:href="./Object 23" xlink:type="simple" xlink:show="embed" xlink:actuate="onLoad"/><draw:image xlink:href="./ObjectReplacements/Object 23" xlink:type="simple" xlink:show="embed" xlink:actuate="onLoad"/><svg:desc>formula</svg:desc></draw:frame></text:span><text:span text:style-name="T24">, </text:span><text:span text:style-name="T25">for which </text:span><text:span text:style-name="T25"><draw:frame draw:style-name="fr1" draw:name="Object25" text:anchor-type="as-char" svg:y="-0.1484in" svg:width="0.3689in" svg:height="0.1909in" draw:z-index="24"><draw:object xlink:href="./Object 25" xlink:type="simple" xlink:show="embed" xlink:actuate="onLoad"/><draw:image xlink:href="./ObjectReplacements/Object 25" xlink:type="simple" xlink:show="embed" xlink:actuate="onLoad"/><svg:desc>formula</svg:desc></draw:frame></text:span></text:p>
              <text:list>
                <text:list-item>
                  <text:p text:style-name="P22"><text:span text:style-name="T24">In the large limit 2L/</text:span><text:span text:style-name="T23">l</text:span><text:span text:style-name="T24"> the estimates for </text:span><text:span text:style-name="T24"><draw:frame draw:style-name="fr1" draw:name="Object26" text:anchor-type="as-char" svg:y="-0.1744in" svg:width="1.911in" svg:height="0.222in" draw:z-index="25"><draw:object xlink:href="./Object 26" xlink:type="simple" xlink:show="embed" xlink:actuate="onLoad"/><draw:image xlink:href="./ObjectReplacements/Object 26" xlink:type="simple" xlink:show="embed" xlink:actuate="onLoad"/><svg:desc>formula</svg:desc></draw:frame></text:span><text:span text:style-name="T24">, </text:span><text:span text:style-name="T24"><draw:frame draw:style-name="fr1" draw:name="Object27" text:anchor-type="as-char" svg:y="-0.152in" svg:width="0.3799in" svg:height="0.2008in" draw:z-index="26"><draw:object xlink:href="./Object 27" xlink:type="simple" xlink:show="embed" xlink:actuate="onLoad"/><draw:image xlink:href="./ObjectReplacements/Object 27" xlink:type="simple" xlink:show="embed" xlink:actuate="onLoad"/><svg:desc>formula</svg:desc></draw:frame></text:span><text:span text:style-name="T24">, and </text:span><text:span text:style-name="T24"><draw:frame draw:style-name="fr1" draw:name="Object28" text:anchor-type="as-char" svg:y="-0.152in" svg:width="1.3453in" svg:height="0.2008in" draw:z-index="27"><draw:object xlink:href="./Object 28" xlink:type="simple" xlink:show="embed" xlink:actuate="onLoad"/><draw:image xlink:href="./ObjectReplacements/Object 28" xlink:type="simple" xlink:show="embed" xlink:actuate="onLoad"/><svg:desc>formula</svg:desc></draw:frame></text:span><text:span text:style-name="T24">, indicates that v(s) grows faster than linearly in ln(N), but the dependence on U</text:span><text:span text:style-name="T16">b</text:span><text:span text:style-name="T24"> is negligible, but does determine how large N must be, while q is never really large for long-tailed </text:span><text:span text:style-name="T24"><draw:frame draw:style-name="fr1" draw:name="Object29" text:anchor-type="as-char" svg:y="-0.152in" svg:width="0.3925in" svg:height="0.2008in" draw:z-index="28"><draw:object xlink:href="./Object 29" xlink:type="simple" xlink:show="embed" xlink:actuate="onLoad"/><draw:image xlink:href="./ObjectReplacements/Object 29" xlink:type="simple" xlink:show="embed" xlink:actuate="onLoad"/></draw:frame></text:span><text:span text:style-name="T24">because </text:span><text:span text:style-name="T24"><draw:frame draw:style-name="fr1" draw:name="Object30" text:anchor-type="as-char" svg:y="-0.1484in" svg:width="0.1535in" svg:height="0.1839in" draw:z-index="29"><draw:object xlink:href="./Object 30" xlink:type="simple" xlink:show="embed" xlink:actuate="onLoad"/><draw:image xlink:href="./ObjectReplacements/Object 30" xlink:type="simple" xlink:show="embed" xlink:actuate="onLoad"/><svg:desc>formula</svg:desc></draw:frame></text:span><text:span text:style-name="T24"> increases substantially with N. <text:s/>In short tailed case, multiple mutations matter and contribute.</text:span></text:p>
                </text:list-item>
                <text:list-item>
                  <text:p text:style-name="P22"><text:span text:style-name="T24">When</text:span><text:span text:style-name="T24"><draw:frame draw:style-name="fr1" draw:name="Object31" text:anchor-type="as-char" svg:y="-0.1484in" svg:width="0.528in" svg:height="0.1909in" draw:z-index="30"><draw:object xlink:href="./Object 31" xlink:type="simple" xlink:show="embed" xlink:actuate="onLoad"/><draw:image xlink:href="./ObjectReplacements/Object 31" xlink:type="simple" xlink:show="embed" xlink:actuate="onLoad"/><svg:desc>formula</svg:desc></draw:frame></text:span><text:span text:style-name="T24">, q&lt;2 (but sticks to 2), and leads to successional behavior for which </text:span><text:span text:style-name="T24"><draw:frame draw:style-name="fr1" draw:name="Object32" text:anchor-type="as-char" svg:y="-0.1744in" svg:width="0.528in" svg:height="0.1909in" draw:z-index="31"><draw:object xlink:href="./Object 32" xlink:type="simple" xlink:show="embed" xlink:actuate="onLoad"/><draw:image xlink:href="./ObjectReplacements/Object 32" xlink:type="simple" xlink:show="embed" xlink:actuate="onLoad"/><svg:desc>formula</svg:desc></draw:frame></text:span><text:span text:style-name="T24">which agrees with estimate of v(s) obtained for </text:span><text:span text:style-name="T24"><draw:frame draw:style-name="fr1" draw:name="Object33" text:anchor-type="as-char" svg:y="-0.1484in" svg:width="0.5516in" svg:height="0.1909in" draw:z-index="32"><draw:object xlink:href="./Object 33" xlink:type="simple" xlink:show="embed" xlink:actuate="onLoad"/><draw:image xlink:href="./ObjectReplacements/Object 33" xlink:type="simple" xlink:show="embed" xlink:actuate="onLoad"/><svg:desc>formula</svg:desc></draw:frame></text:span><text:span text:style-name="T24">, and for this range, the clonal-interference estimate agree with this result, i.e. </text:span><text:span text:style-name="T24"><draw:frame draw:style-name="fr1" draw:name="Object34" text:anchor-type="as-char" svg:y="-0.1484in" svg:width="0.4783in" svg:height="0.2098in" draw:z-index="33"><draw:object xlink:href="./Object 34" xlink:type="simple" xlink:show="embed" xlink:actuate="onLoad"/><draw:image xlink:href="./ObjectReplacements/Object 34" xlink:type="simple" xlink:show="embed" xlink:actuate="onLoad"/><svg:desc>formula</svg:desc></draw:frame></text:span><text:span text:style-name="T24">when applying clonal interference analysis with </text:span><text:span text:style-name="T24"><draw:frame draw:style-name="fr1" draw:name="Object35" text:anchor-type="as-char" svg:y="-0.1772in" svg:width="1.0484in" svg:height="0.2244in" draw:z-index="34"><draw:object xlink:href="./Object 35" xlink:type="simple" xlink:show="embed" xlink:actuate="onLoad"/><draw:image xlink:href="./ObjectReplacements/Object 35" xlink:type="simple" xlink:show="embed" xlink:actuate="onLoad"/><svg:desc>formula</svg:desc></draw:frame></text:span><text:span text:style-name="T24">. <text:s/></text:span></text:p>
                </text:list-item>
                <text:list-item>
                  <text:p text:style-name="P22"><text:span text:style-name="T24">For </text:span><text:span text:style-name="T24"><draw:frame draw:style-name="fr1" draw:name="Object36" text:anchor-type="as-char" svg:y="-0.1484in" svg:width="0.7465in" svg:height="0.1909in" draw:z-index="35"><draw:object xlink:href="./Object 36" xlink:type="simple" xlink:show="embed" xlink:actuate="onLoad"/><draw:image xlink:href="./ObjectReplacements/Object 36" xlink:type="simple" xlink:show="embed" xlink:actuate="onLoad"/><svg:desc>formula</svg:desc></draw:frame></text:span><text:span text:style-name="T24">, the clonal interference </text:span><text:span text:style-name="T24"><draw:frame draw:style-name="fr1" draw:name="Object37" text:anchor-type="as-char" svg:y="-0.1744in" svg:width="0.8535in" svg:height="0.2346in" draw:z-index="36"><draw:object xlink:href="./Object 37" xlink:type="simple" xlink:show="embed" xlink:actuate="onLoad"/><draw:image xlink:href="./ObjectReplacements/Object 37" xlink:type="simple" xlink:show="embed" xlink:actuate="onLoad"/><svg:desc>formula</svg:desc></draw:frame></text:span><text:span text:style-name="T24">has the correct behavior but the incorrect coefficient, but </text:span><text:span text:style-name="T26">the application of clonal interference does not give the correct scaling with L. <text:s/>It can be improved if the establishment rate is replaced with the fixation rate (not clear why).</text:span></text:p>
                </text:list-item>
              </text:list>
            </text:list-item>
            <text:list-item>
              <text:p text:style-name="P23"><text:span text:style-name="T24">The width of the range around </text:span><text:span text:style-name="T24"><draw:frame draw:style-name="fr1" draw:name="Object38" text:anchor-type="as-char" svg:y="-0.1484in" svg:width="0.1535in" svg:height="0.1839in" draw:z-index="38"><draw:object xlink:href="./Object 38" xlink:type="simple" xlink:show="embed" xlink:actuate="onLoad"/><draw:image xlink:href="./ObjectReplacements/Object 38" xlink:type="simple" xlink:show="embed" xlink:actuate="onLoad"/><svg:desc>formula</svg:desc></draw:frame></text:span><text:span text:style-name="T24">where v(s) is no less than a factor of 2 of </text:span><text:span text:style-name="T24"><draw:frame draw:style-name="fr1" draw:name="Object39" text:anchor-type="as-char" svg:y="-0.152in" svg:width="0.3799in" svg:height="0.2008in" draw:z-index="37"><draw:object xlink:href="./Object 39" xlink:type="simple" xlink:show="embed" xlink:actuate="onLoad"/><draw:image xlink:href="./ObjectReplacements/Object 39" xlink:type="simple" xlink:show="embed" xlink:actuate="onLoad"/><svg:desc>formula</svg:desc></draw:frame></text:span><text:span text:style-name="T24">is also of order </text:span><text:span text:style-name="T24"><draw:frame draw:style-name="fr1" draw:name="Object40" text:anchor-type="as-char" svg:y="-0.1484in" svg:width="0.1535in" svg:height="0.1839in" draw:z-index="39"><draw:object xlink:href="./Object 40" xlink:type="simple" xlink:show="embed" xlink:actuate="onLoad"/><draw:image xlink:href="./ObjectReplacements/Object 40" xlink:type="simple" xlink:show="embed" xlink:actuate="onLoad"/><svg:desc>formula</svg:desc></draw:frame></text:span><text:span text:style-name="T24">, </text:span><text:span text:style-name="T27">i.e. specifically between </text:span><text:span text:style-name="T27"><draw:frame draw:style-name="fr1" draw:name="Object41" text:anchor-type="as-char" svg:y="-0.1484in" svg:width="0.3098in" svg:height="0.1846in" draw:z-index="40"><draw:object xlink:href="./Object 41" xlink:type="simple" xlink:show="embed" xlink:actuate="onLoad"/><draw:image xlink:href="./ObjectReplacements/Object 41" xlink:type="simple" xlink:show="embed" xlink:actuate="onLoad"/><svg:desc>formula</svg:desc></draw:frame></text:span><text:span text:style-name="T27">and </text:span><text:span text:style-name="T27"><draw:frame draw:style-name="fr1" draw:name="Object42" text:anchor-type="as-char" svg:y="-0.1484in" svg:width="0.2543in" svg:height="0.1846in" draw:z-index="41"><draw:object xlink:href="./Object 42" xlink:type="simple" xlink:show="embed" xlink:actuate="onLoad"/><draw:image xlink:href="./ObjectReplacements/Object 42" xlink:type="simple" xlink:show="embed" xlink:actuate="onLoad"/><svg:desc>formula</svg:desc></draw:frame></text:span><text:span text:style-name="T24">, which indicates that application of the single s model is valid.</text:span></text:p>
            </text:list-item>
          </text:list>
        </text:list-item>
      </text:list>
      <text:list xml:id="list110114727838735" text:continue-list="list110115849314809" text:style-name="L1">
        <text:list-item>
          <text:p text:style-name="P8"><text:span text:style-name="T3">Conclusion:</text:span> Provide concluding remarks of the work that's been reviewed.</text:p>
          <text:list>
            <text:list-item>
              <text:p text:style-name="P8">Provide a brief description of what was not reviewed from the paper.</text:p>
            </text:list-item>
            <text:list-item>
              <text:p text:style-name="P24">Conclude with final thoughts on relevance towards future work</text:p>
            </text:list-item>
          </text:list>
        </text:list-item>
      </text:list>
      <text:p text:style-name="P1"/>
      <text:p text:style-name="P3">%OLD OUTLINE</text:p>
      <text:p text:style-name="P4">%1. Introduction: In this part you want to the importance of this paper, what you will cover, and why it is relavant to your past and future work.</text:p>
      <text:p text:style-name="P4">% <text:s/>a. What is mutation selection balance, prior work and relevance to DF</text:p>
      <text:p text:style-name="P4">% <text:s/>b. What is linkage and what role does it play here with positive selection</text:p>
      <text:p text:style-name="P4">%2. Successional Concurrent Mutations Regime</text:p>
      <text:p text:style-name="P4">% <text:s/>a. Definitions: What distinction is being made</text:p>
      <text:p text:style-name="P4">% <text:s/>b. heuristic analysis</text:p>
      <text:p text:style-name="P4">%3. Simplest Model</text:p>
      <text:p text:style-name="P4">% <text:s/>a. Fate of a single mutant</text:p>
      <text:p text:style-name="P4">% <text:s/>b. Mutants generated by a changing population</text:p>
      <text:p text:style-name="P4">% <text:s text:c="3"/>i. Stochastic model</text:p>
      <text:p text:style-name="P4">% <text:s text:c="3"/>ii. Large t limit for growth in n(t) and estimate of for n(t) ~1/s</text:p>
      <text:p text:style-name="P4">% <text:s text:c="3"/>i. Stochastic model</text:p>
      <text:p text:style-name="P4">% <text:s text:c="3"/>ii. Travelling wave parameter assumptions</text:p>
      <text:p text:style-name="P4">% <text:s text:c="3"/>iii. Large t limit for growth in and estimate of for n(t) ~1/qs</text:p>
      <text:p text:style-name="P4">% <text:s text:c="3"/>iv. Mutation selection balance and calculations of q and v for concurrent mutations regime</text:p>
      <text:p text:style-name="P4">% <text:s text:c="3"/>i. Fisher’s theorem</text:p>
      <text:p text:style-name="P4">% <text:s/>c. The rate of evolution and maintenance of variation at large N</text:p>
      <text:p text:style-name="P4">%3. Deleterious mutations</text:p>
      <text:p text:style-name="P4">%4. Distributions of s and relationship to clonal interference analysis</text:p>
      <text:p text:style-name="P4">%a. Predominant s approximation</text:p>
      <text:p text:style-name="P4">% <text:s text:c="3"/>i. Short tailed</text:p>
      <text:p text:style-name="P4">% <text:s text:c="3"/>ii. Long tailed ??</text:p>
      <text:p text:style-name="P4">%5. Discussion</text:p>
      <text:p text:style-name="P4">%</text:p>
      <text:p text:style-name="P4">%a. Concurrent mutations regime in nature</text:p>
      <text:p text:style-name="P4">%b. Assumptions and Epistasis effects</text:p>
      <text:p text:style-name="P26">%6. Appendix C, D, F and 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Gomez</meta:initial-creator>
    <meta:creation-date>2016-08-27T12:16:21.12</meta:creation-date>
    <meta:generator>LibreOffice/5.1.4.2$Linux_X86_64 LibreOffice_project/10m0$Build-2</meta:generator>
    <dc:date>2016-09-20T10:33:22.544349766</dc:date>
    <meta:editing-duration>P3DT17H25S</meta:editing-duration>
    <meta:editing-cycles>46</meta:editing-cycles>
    <meta:document-statistic meta:table-count="0" meta:image-count="0" meta:object-count="42" meta:page-count="5" meta:paragraph-count="117" meta:word-count="2632" meta:character-count="15630" meta:non-whitespace-character-count="13097"/>
  </office:meta>
</office:document-meta>
</file>

<file path=Object 1/content.xml><?xml version="1.0" encoding="utf-8"?>
<math xmlns="http://www.w3.org/1998/Math/MathML" display="block">
  <semantics>
    <mover accent="true">
      <mi>s</mi>
      <mo stretchy="true">~</mo>
    </mover>
    <annotation encoding="StarMath 5.0">widetilde {s} </annotation>
  </semantics>
</math>
</file>

<file path=Object 10/content.xml><?xml version="1.0" encoding="utf-8"?>
<math xmlns="http://www.w3.org/1998/Math/MathML" display="block">
  <semantics>
    <mi mathvariant="normal">σ</mi>
    <annotation encoding="StarMath 5.0">%sigma</annotation>
  </semantics>
</math>
</file>

<file path=Object 11/content.xml><?xml version="1.0" encoding="utf-8"?>
<math xmlns="http://www.w3.org/1998/Math/MathML" display="block">
  <semantics>
    <mi mathvariant="normal">β</mi>
    <annotation encoding="StarMath 5.0">%beta</annotation>
  </semantics>
</math>
</file>

<file path=Object 12/content.xml><?xml version="1.0" encoding="utf-8"?>
<math xmlns="http://www.w3.org/1998/Math/MathML" display="block">
  <semantics>
    <mrow>
      <mi mathvariant="normal">μ</mi>
      <mrow>
        <mo fence="true" stretchy="false">(</mo>
        <mrow>
          <mi>s</mi>
        </mrow>
        <mo fence="true" stretchy="false">)</mo>
      </mrow>
    </mrow>
    <annotation encoding="StarMath 5.0">%mu ( s )</annotation>
  </semantics>
</math>
</file>

<file path=Object 13/content.xml><?xml version="1.0" encoding="utf-8"?>
<math xmlns="http://www.w3.org/1998/Math/MathML" display="block">
  <semantics>
    <mrow>
      <mi mathvariant="normal">β</mi>
      <mo stretchy="false">&gt;</mo>
      <mn>1</mn>
    </mrow>
    <annotation encoding="StarMath 5.0">%beta &gt; 1</annotation>
  </semantics>
</math>
</file>

<file path=Object 14/content.xml><?xml version="1.0" encoding="utf-8"?>
<math xmlns="http://www.w3.org/1998/Math/MathML" display="block">
  <semantics>
    <mover accent="true">
      <mi>s</mi>
      <mo stretchy="true">~</mo>
    </mover>
    <annotation encoding="StarMath 5.0">widetilde {s} </annotation>
  </semantics>
</math>
</file>

<file path=Object 15/content.xml><?xml version="1.0" encoding="utf-8"?>
<math xmlns="http://www.w3.org/1998/Math/MathML" display="block">
  <semantics>
    <mrow>
      <mrow>
        <mover accent="true">
          <mi>s</mi>
          <mo stretchy="true">~</mo>
        </mover>
        <mo stretchy="false">=</mo>
        <mi mathvariant="normal">σ</mi>
      </mrow>
      <msup>
        <mrow>
          <mo fence="true" stretchy="false">(</mo>
          <mrow>
            <mrow>
              <mi>l</mi>
              <mo stretchy="false">/</mo>
              <mrow>
                <mo fence="true" stretchy="false">(</mo>
                <mrow>
                  <mrow>
                    <mi mathvariant="normal">β</mi>
                    <mo stretchy="false">−</mo>
                    <mn>1</mn>
                  </mrow>
                </mrow>
                <mo fence="true" stretchy="false">)</mo>
              </mrow>
            </mrow>
          </mrow>
          <mo fence="true" stretchy="false">)</mo>
        </mrow>
        <mrow>
          <mo fence="true" stretchy="false">(</mo>
          <mrow>
            <mrow>
              <mn>1</mn>
              <mo stretchy="false">/</mo>
              <mi mathvariant="normal">β</mi>
            </mrow>
          </mrow>
          <mo fence="true" stretchy="false">)</mo>
        </mrow>
      </msup>
    </mrow>
    <annotation encoding="StarMath 5.0">widetilde{ s }=%sigma ( l/(%beta -1) )^( 1/%beta )</annotation>
  </semantics>
</math>
</file>

<file path=Object 16/content.xml><?xml version="1.0" encoding="utf-8"?>
<math xmlns="http://www.w3.org/1998/Math/MathML" display="block">
  <semantics>
    <mrow>
      <mn>2</mn>
      <mrow>
        <mi>L</mi>
        <mo stretchy="false">/</mo>
        <mi mathvariant="normal">Λ</mi>
      </mrow>
      <mrow>
        <mo fence="true" stretchy="false">(</mo>
        <mrow>
          <mi>s</mi>
        </mrow>
        <mo fence="true" stretchy="false">)</mo>
      </mrow>
    </mrow>
    <annotation encoding="StarMath 5.0">2L/ %LAMBDA ( s )</annotation>
  </semantics>
</math>
</file>

<file path=Object 17/content.xml><?xml version="1.0" encoding="utf-8"?>
<math xmlns="http://www.w3.org/1998/Math/MathML" display="block">
  <semantics>
    <mrow>
      <mrow>
        <mi>q</mi>
        <mo stretchy="false">=</mo>
        <mn>2</mn>
      </mrow>
      <mrow>
        <mi>L</mi>
        <mo stretchy="false">/</mo>
        <mi mathvariant="normal">Λ</mi>
      </mrow>
      <mrow>
        <mrow>
          <mo fence="true" stretchy="false">(</mo>
          <mrow>
            <mi>s</mi>
          </mrow>
          <mo fence="true" stretchy="false">)</mo>
        </mrow>
        <mo stretchy="false">≫</mo>
        <mn>1</mn>
      </mrow>
    </mrow>
    <annotation encoding="StarMath 5.0">q=2L/ %LAMBDA ( s ) &gt;&gt; 1</annotation>
  </semantics>
</math>
</file>

<file path=Object 18/content.xml><?xml version="1.0" encoding="utf-8"?>
<math xmlns="http://www.w3.org/1998/Math/MathML" display="block">
  <semantics>
    <mrow>
      <mrow>
        <mi>L</mi>
        <mo stretchy="false">=</mo>
        <mi>ln</mi>
      </mrow>
      <mrow>
        <mo fence="true" stretchy="false">(</mo>
        <mrow>
          <mrow>
            <mi>N</mi>
            <mi mathvariant="normal">σ</mi>
          </mrow>
        </mrow>
        <mo fence="true" stretchy="false">)</mo>
      </mrow>
    </mrow>
    <annotation encoding="StarMath 5.0">L=ln( N %sigma )</annotation>
  </semantics>
</math>
</file>

<file path=Object 19/content.xml><?xml version="1.0" encoding="utf-8"?>
<math xmlns="http://www.w3.org/1998/Math/MathML" display="block">
  <semantics>
    <mrow>
      <mrow>
        <mi>q</mi>
        <mo stretchy="false">=</mo>
        <mn>2</mn>
      </mrow>
      <mi>L</mi>
      <mrow>
        <mrow>
          <mo fence="true" stretchy="false">(</mo>
          <mrow>
            <mrow>
              <mi mathvariant="normal">β</mi>
              <mo stretchy="false">−</mo>
              <mn>1</mn>
            </mrow>
          </mrow>
          <mo fence="true" stretchy="false">)</mo>
        </mrow>
        <mo stretchy="false">/</mo>
        <mi mathvariant="normal">β</mi>
      </mrow>
    </mrow>
    <annotation encoding="StarMath 5.0">q=2L( %beta -1 )/%beta</annotation>
  </semantics>
</math>
</file>

<file path=Object 2/content.xml><?xml version="1.0" encoding="utf-8"?>
<math xmlns="http://www.w3.org/1998/Math/MathML" display="block">
  <semantics>
    <mover accent="true">
      <msub>
        <mi>U</mi>
        <mi>b</mi>
      </msub>
      <mo stretchy="true">~</mo>
    </mover>
    <annotation encoding="StarMath 5.0">widetilde{ U_b }</annotation>
  </semantics>
</math>
</file>

<file path=Object 20/content.xml><?xml version="1.0" encoding="utf-8"?>
<math xmlns="http://www.w3.org/1998/Math/MathML" display="block">
  <semantics>
    <mover accent="true">
      <mi>s</mi>
      <mo stretchy="true">~</mo>
    </mover>
    <annotation encoding="StarMath 5.0">widetilde {s} </annotation>
  </semantics>
</math>
</file>

<file path=Object 21/content.xml><?xml version="1.0" encoding="utf-8"?>
<math xmlns="http://www.w3.org/1998/Math/MathML" display="block">
  <semantics>
    <mover accent="true">
      <mi>s</mi>
      <mo stretchy="true">~</mo>
    </mover>
    <annotation encoding="StarMath 5.0">widetilde {s} </annotation>
  </semantics>
</math>
</file>

<file path=Object 22/content.xml><?xml version="1.0" encoding="utf-8"?>
<math xmlns="http://www.w3.org/1998/Math/MathML" display="block">
  <semantics>
    <mrow>
      <mi>q</mi>
      <mo stretchy="false">⩽</mo>
      <mn>2</mn>
    </mrow>
    <annotation encoding="StarMath 5.0">q leslant 2</annotation>
  </semantics>
</math>
</file>

<file path=Object 23/content.xml><?xml version="1.0" encoding="utf-8"?>
<math xmlns="http://www.w3.org/1998/Math/MathML" display="block">
  <semantics>
    <mrow>
      <mi mathvariant="normal">μ</mi>
      <mrow>
        <mo fence="true" stretchy="false">(</mo>
        <mrow>
          <mi>s</mi>
        </mrow>
        <mo fence="true" stretchy="false">)</mo>
      </mrow>
    </mrow>
    <annotation encoding="StarMath 5.0">%mu ( s )</annotation>
  </semantics>
</math>
</file>

<file path=Object 24/content.xml><?xml version="1.0" encoding="utf-8"?>
<math xmlns="http://www.w3.org/1998/Math/MathML" display="block">
  <semantics>
    <mover accent="true">
      <mi>s</mi>
      <mo stretchy="true">~</mo>
    </mover>
    <annotation encoding="StarMath 5.0">widetilde {s} </annotation>
  </semantics>
</math>
</file>

<file path=Object 25/content.xml><?xml version="1.0" encoding="utf-8"?>
<math xmlns="http://www.w3.org/1998/Math/MathML" display="block">
  <semantics>
    <mrow>
      <mi mathvariant="normal">β</mi>
      <mo stretchy="false">&lt;</mo>
      <mn>1</mn>
    </mrow>
    <annotation encoding="StarMath 5.0">%beta &lt; 1</annotation>
  </semantics>
</math>
</file>

<file path=Object 26/content.xml><?xml version="1.0" encoding="utf-8"?>
<math xmlns="http://www.w3.org/1998/Math/MathML" display="block">
  <semantics>
    <mrow>
      <mrow>
        <mover accent="true">
          <mi>s</mi>
          <mo stretchy="true">~</mo>
        </mover>
        <mo stretchy="false">=</mo>
        <mi mathvariant="normal">σ</mi>
      </mrow>
      <msup>
        <mrow>
          <mo fence="true" stretchy="false">(</mo>
          <mrow>
            <mrow>
              <mn>4</mn>
              <mi>L</mi>
              <mrow>
                <mrow>
                  <mo fence="true" stretchy="false">(</mo>
                  <mrow>
                    <mrow>
                      <mn>1</mn>
                      <mo stretchy="false">−</mo>
                      <mi mathvariant="normal">β</mi>
                    </mrow>
                  </mrow>
                  <mo fence="true" stretchy="false">)</mo>
                </mrow>
                <mo stretchy="false">/</mo>
                <mrow>
                  <mo fence="true" stretchy="false">(</mo>
                  <mrow>
                    <mrow>
                      <mn>2</mn>
                      <mo stretchy="false">−</mo>
                      <mi mathvariant="normal">β</mi>
                    </mrow>
                  </mrow>
                  <mo fence="true" stretchy="false">)</mo>
                </mrow>
              </mrow>
            </mrow>
          </mrow>
          <mo fence="true" stretchy="false">)</mo>
        </mrow>
        <mrow>
          <mo fence="true" stretchy="false">(</mo>
          <mrow>
            <mrow>
              <mn>1</mn>
              <mo stretchy="false">/</mo>
              <mi mathvariant="normal">β</mi>
            </mrow>
          </mrow>
          <mo fence="true" stretchy="false">)</mo>
        </mrow>
      </msup>
    </mrow>
    <annotation encoding="StarMath 5.0">widetilde {s} = %sigma ( 4L(1-%beta)/(2-%beta) )^( 1/%beta )</annotation>
  </semantics>
</math>
</file>

<file path=Object 27/content.xml><?xml version="1.0" encoding="utf-8"?>
<math xmlns="http://www.w3.org/1998/Math/MathML" display="block">
  <semantics>
    <mrow>
      <mi>v</mi>
      <mrow>
        <mo fence="true" stretchy="false">(</mo>
        <mrow>
          <mover accent="true">
            <mi>s</mi>
            <mo stretchy="true">~</mo>
          </mover>
        </mrow>
        <mo fence="true" stretchy="false">)</mo>
      </mrow>
    </mrow>
    <annotation encoding="StarMath 5.0">v(widetilde {s} )</annotation>
  </semantics>
</math>
</file>

<file path=Object 28/content.xml><?xml version="1.0" encoding="utf-8"?>
<math xmlns="http://www.w3.org/1998/Math/MathML" display="block">
  <semantics>
    <mrow>
      <mi>q</mi>
      <mo stretchy="false">≈</mo>
      <mrow>
        <mrow>
          <mo fence="true" stretchy="false">(</mo>
          <mrow>
            <mrow>
              <mn>2</mn>
              <mo stretchy="false">−</mo>
              <mi mathvariant="normal">β</mi>
            </mrow>
          </mrow>
          <mo fence="true" stretchy="false">)</mo>
        </mrow>
        <mo stretchy="false">/</mo>
        <mrow>
          <mo fence="true" stretchy="false">(</mo>
          <mrow>
            <mrow>
              <mrow>
                <mn>2</mn>
                <mo stretchy="false">−</mo>
                <mn>2</mn>
              </mrow>
              <mi mathvariant="normal">β</mi>
            </mrow>
          </mrow>
          <mo fence="true" stretchy="false">)</mo>
        </mrow>
      </mrow>
    </mrow>
    <annotation encoding="StarMath 5.0">q approx (2- %beta )/(2-2%beta)</annotation>
  </semantics>
</math>
</file>

<file path=Object 29/content.xml><?xml version="1.0" encoding="utf-8"?>
<math xmlns="http://www.w3.org/1998/Math/MathML" display="block">
  <semantics>
    <mrow>
      <mi mathvariant="normal">μ</mi>
      <mrow>
        <mo fence="true" stretchy="false">(</mo>
        <mrow>
          <mi>s</mi>
        </mrow>
        <mo fence="true" stretchy="false">)</mo>
      </mrow>
    </mrow>
    <annotation encoding="StarMath 5.0">%mu ( s )</annotation>
  </semantics>
</math>
</file>

<file path=Object 3/content.xml><?xml version="1.0" encoding="utf-8"?>
<math xmlns="http://www.w3.org/1998/Math/MathML" display="block">
  <semantics>
    <mover accent="true">
      <mi>s</mi>
      <mo stretchy="true">~</mo>
    </mover>
    <annotation encoding="StarMath 5.0">widetilde {s} </annotation>
  </semantics>
</math>
</file>

<file path=Object 30/content.xml><?xml version="1.0" encoding="utf-8"?>
<math xmlns="http://www.w3.org/1998/Math/MathML" display="block">
  <semantics>
    <mover accent="true">
      <mi>s</mi>
      <mo stretchy="true">~</mo>
    </mover>
    <annotation encoding="StarMath 5.0">widetilde {s} </annotation>
  </semantics>
</math>
</file>

<file path=Object 31/content.xml><?xml version="1.0" encoding="utf-8"?>
<math xmlns="http://www.w3.org/1998/Math/MathML" display="block">
  <semantics>
    <mrow>
      <mi mathvariant="normal">β</mi>
      <mo stretchy="false">&lt;</mo>
      <mrow>
        <mn>2</mn>
        <mo stretchy="false">/</mo>
        <mn>3</mn>
      </mrow>
    </mrow>
    <annotation encoding="StarMath 5.0">%beta &lt; 2/3</annotation>
  </semantics>
</math>
</file>

<file path=Object 32/content.xml><?xml version="1.0" encoding="utf-8"?>
<math xmlns="http://www.w3.org/1998/Math/MathML" display="block">
  <semantics>
    <mrow>
      <mi mathvariant="normal">β</mi>
      <mo stretchy="false">&lt;</mo>
      <mrow>
        <mn>2</mn>
        <mo stretchy="false">/</mo>
        <mn>3</mn>
      </mrow>
    </mrow>
    <annotation encoding="StarMath 5.0">%beta &lt; 2/3</annotation>
  </semantics>
</math>
</file>

<file path=Object 33/content.xml><?xml version="1.0" encoding="utf-8"?>
<math xmlns="http://www.w3.org/1998/Math/MathML" display="block">
  <semantics>
    <mrow>
      <mi mathvariant="normal">β</mi>
      <mo stretchy="false">=</mo>
      <mrow>
        <mn>2</mn>
        <mo stretchy="false">/</mo>
        <mn>3</mn>
      </mrow>
    </mrow>
    <annotation encoding="StarMath 5.0">%beta = 2/3</annotation>
  </semantics>
</math>
</file>

<file path=Object 34/content.xml><?xml version="1.0" encoding="utf-8"?>
<math xmlns="http://www.w3.org/1998/Math/MathML" display="block">
  <semantics>
    <mrow>
      <msub>
        <mi>s</mi>
        <mi mathvariant="italic">CI</mi>
      </msub>
      <mo stretchy="false">≈</mo>
      <mover accent="true">
        <mi>s</mi>
        <mo stretchy="true">~</mo>
      </mover>
    </mrow>
    <annotation encoding="StarMath 5.0">s_{ CI } approx widetilde{ s }</annotation>
  </semantics>
</math>
</file>

<file path=Object 35/content.xml><?xml version="1.0" encoding="utf-8"?>
<math xmlns="http://www.w3.org/1998/Math/MathML" display="block">
  <semantics>
    <mrow>
      <mi mathvariant="normal">μ</mi>
      <mrow>
        <mrow>
          <mo fence="true" stretchy="false">(</mo>
          <mrow>
            <mi>s</mi>
          </mrow>
          <mo fence="true" stretchy="false">)</mo>
        </mrow>
        <mo stretchy="false">=</mo>
        <msup>
          <mi>e</mi>
          <mrow>
            <mrow>
              <mo stretchy="false">−</mo>
              <mi>l</mi>
            </mrow>
            <mo stretchy="false">−</mo>
            <msup>
              <mrow>
                <mo fence="true" stretchy="false">(</mo>
                <mrow>
                  <mrow>
                    <mi>s</mi>
                    <mo stretchy="false">/</mo>
                    <mi mathvariant="normal">σ</mi>
                  </mrow>
                </mrow>
                <mo fence="true" stretchy="false">)</mo>
              </mrow>
              <mi mathvariant="normal">β</mi>
            </msup>
          </mrow>
        </msup>
      </mrow>
    </mrow>
    <annotation encoding="StarMath 5.0">%mu ( s )= e^{ -l-(s/%sigma)^%beta }</annotation>
  </semantics>
</math>
</file>

<file path=Object 36/content.xml><?xml version="1.0" encoding="utf-8"?>
<math xmlns="http://www.w3.org/1998/Math/MathML" display="block">
  <semantics>
    <mrow>
      <mn>1</mn>
      <mo stretchy="false">&gt;</mo>
      <mi mathvariant="normal">β</mi>
      <mo stretchy="false">≥</mo>
      <mrow>
        <mn>2</mn>
        <mo stretchy="false">/</mo>
        <mn>3</mn>
      </mrow>
    </mrow>
    <annotation encoding="StarMath 5.0">1&gt; %beta &gt;= 2/3</annotation>
  </semantics>
</math>
</file>

<file path=Object 37/content.xml><?xml version="1.0" encoding="utf-8"?>
<math xmlns="http://www.w3.org/1998/Math/MathML" display="block">
  <semantics>
    <mrow>
      <mrow>
        <msub>
          <mi>s</mi>
          <mi mathvariant="italic">CI</mi>
        </msub>
        <mo stretchy="false">≈</mo>
        <mi mathvariant="normal">σ</mi>
      </mrow>
      <msup>
        <mi>L</mi>
        <mrow>
          <mo fence="true" stretchy="false">(</mo>
          <mrow>
            <mrow>
              <mn>1</mn>
              <mo stretchy="false">/</mo>
              <mi mathvariant="normal">β</mi>
            </mrow>
          </mrow>
          <mo fence="true" stretchy="false">)</mo>
        </mrow>
      </msup>
    </mrow>
    <annotation encoding="StarMath 5.0">s_{ CI } approx %sigma L^( 1/%beta )</annotation>
  </semantics>
</math>
</file>

<file path=Object 38/content.xml><?xml version="1.0" encoding="utf-8"?>
<math xmlns="http://www.w3.org/1998/Math/MathML" display="block">
  <semantics>
    <mover accent="true">
      <mi>s</mi>
      <mo stretchy="true">~</mo>
    </mover>
    <annotation encoding="StarMath 5.0">widetilde {s} </annotation>
  </semantics>
</math>
</file>

<file path=Object 39/content.xml><?xml version="1.0" encoding="utf-8"?>
<math xmlns="http://www.w3.org/1998/Math/MathML" display="block">
  <semantics>
    <mrow>
      <mi>v</mi>
      <mrow>
        <mo fence="true" stretchy="false">(</mo>
        <mrow>
          <mover accent="true">
            <mi>s</mi>
            <mo stretchy="true">~</mo>
          </mover>
        </mrow>
        <mo fence="true" stretchy="false">)</mo>
      </mrow>
    </mrow>
    <annotation encoding="StarMath 5.0">v(widetilde {s} )</annotation>
  </semantics>
</math>
</file>

<file path=Object 4/content.xml><?xml version="1.0" encoding="utf-8"?>
<math xmlns="http://www.w3.org/1998/Math/MathML" display="block">
  <semantics>
    <mover accent="true">
      <msub>
        <mi>U</mi>
        <mi>b</mi>
      </msub>
      <mo stretchy="true">~</mo>
    </mover>
    <annotation encoding="StarMath 5.0">widetilde{ U_b }</annotation>
  </semantics>
</math>
</file>

<file path=Object 40/content.xml><?xml version="1.0" encoding="utf-8"?>
<math xmlns="http://www.w3.org/1998/Math/MathML" display="block">
  <semantics>
    <mover accent="true">
      <mi>s</mi>
      <mo stretchy="true">~</mo>
    </mover>
    <annotation encoding="StarMath 5.0">widetilde {s} </annotation>
  </semantics>
</math>
</file>

<file path=Object 41/content.xml><?xml version="1.0" encoding="utf-8"?>
<math xmlns="http://www.w3.org/1998/Math/MathML" display="block">
  <semantics>
    <mrow>
      <mover accent="true">
        <mi>s</mi>
        <mo stretchy="true">~</mo>
      </mover>
      <mo stretchy="false">/</mo>
      <mn>2</mn>
    </mrow>
    <annotation encoding="StarMath 5.0">widetilde {s} /2</annotation>
  </semantics>
</math>
</file>

<file path=Object 42/content.xml><?xml version="1.0" encoding="utf-8"?>
<math xmlns="http://www.w3.org/1998/Math/MathML" display="block">
  <semantics>
    <mrow>
      <mn>2</mn>
      <mover accent="true">
        <mi>s</mi>
        <mo stretchy="true">~</mo>
      </mover>
    </mrow>
    <annotation encoding="StarMath 5.0">2 widetilde {s} </annotation>
  </semantics>
</math>
</file>

<file path=Object 5/content.xml><?xml version="1.0" encoding="utf-8"?>
<math xmlns="http://www.w3.org/1998/Math/MathML" display="block">
  <semantics>
    <mover accent="true">
      <mi>s</mi>
      <mo stretchy="true">~</mo>
    </mover>
    <annotation encoding="StarMath 5.0">widetilde {s} </annotation>
  </semantics>
</math>
</file>

<file path=Object 6/content.xml><?xml version="1.0" encoding="utf-8"?>
<math xmlns="http://www.w3.org/1998/Math/MathML" display="block">
  <semantics>
    <mover accent="true">
      <msub>
        <mi>U</mi>
        <mi>b</mi>
      </msub>
      <mo stretchy="true">~</mo>
    </mover>
    <annotation encoding="StarMath 5.0">widetilde{ U_b }</annotation>
  </semantics>
</math>
</file>

<file path=Object 7/content.xml><?xml version="1.0" encoding="utf-8"?>
<math xmlns="http://www.w3.org/1998/Math/MathML" display="block">
  <semantics>
    <mover accent="true">
      <mi>s</mi>
      <mo stretchy="true">~</mo>
    </mover>
    <annotation encoding="StarMath 5.0">widetilde {s} </annotation>
  </semantics>
</math>
</file>

<file path=Object 8/content.xml><?xml version="1.0" encoding="utf-8"?>
<math xmlns="http://www.w3.org/1998/Math/MathML" display="block">
  <semantics>
    <mrow>
      <mi>v</mi>
      <mrow>
        <mo fence="true" stretchy="false">(</mo>
        <mrow>
          <mover accent="true">
            <mi>s</mi>
            <mo stretchy="true">~</mo>
          </mover>
        </mrow>
        <mo fence="true" stretchy="false">)</mo>
      </mrow>
    </mrow>
    <annotation encoding="StarMath 5.0">v(widetilde {s} )</annotation>
  </semantics>
</math>
</file>

<file path=Object 9/content.xml><?xml version="1.0" encoding="utf-8"?>
<math xmlns="http://www.w3.org/1998/Math/MathML" display="block">
  <semantics>
    <mrow>
      <mi mathvariant="normal">μ</mi>
      <mrow>
        <mrow>
          <mo fence="true" stretchy="false">(</mo>
          <mrow>
            <mi>s</mi>
          </mrow>
          <mo fence="true" stretchy="false">)</mo>
        </mrow>
        <mo stretchy="false">=</mo>
        <msup>
          <mi>e</mi>
          <mrow>
            <mrow>
              <mo stretchy="false">−</mo>
              <mi>l</mi>
            </mrow>
            <mo stretchy="false">−</mo>
            <msup>
              <mrow>
                <mo fence="true" stretchy="false">(</mo>
                <mrow>
                  <mrow>
                    <mi>s</mi>
                    <mo stretchy="false">/</mo>
                    <mi mathvariant="normal">σ</mi>
                  </mrow>
                </mrow>
                <mo fence="true" stretchy="false">)</mo>
              </mrow>
              <mi mathvariant="normal">β</mi>
            </msup>
          </mrow>
        </msup>
      </mrow>
    </mrow>
    <annotation encoding="StarMath 5.0">%mu ( s )= e^{ -l-(s/%sigma)^%beta }</annotation>
  </semantics>
</math>
</file>